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892677046107330527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457679252860531034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2108655086376097530"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156227591772003234"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201567009287530934"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6884839996783640977"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7823478864733409656"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589337325850396961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3318886" text:continue-list="list7823478864733409656"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244542247684288240"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34289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318370"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3334018"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3322173"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324469"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870382490031566832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493105422632175238"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909356592726467063"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315906"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86520822967728857"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313086549632953138"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884634781940895031" text:style-name="L15">
        <text:list-item>
          <text:list>
            <text:list-header>
              <text:p text:style-name="P182">1.5 miles averaging about 9:40/mile and rest 1 min</text:p>
            </text:list-header>
          </text:list>
        </text:list-item>
      </text:list>
      <text:p text:style-name="P24">1 mile in 8:26 and rest 2 min</text:p>
      <text:list xml:id="list7594581933489111131"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586598185676265655"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340087"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3934980935915202951"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571835948131071100"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647879865865508699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3342648" text:continue-list="list5571835948131071100" text:style-name="L19">
        <text:list-item>
          <text:list>
            <text:list-header>
              <text:p text:style-name="P186">(Pace*HR)=1240</text:p>
            </text:list-header>
          </text:list>
        </text:list-item>
      </text:list>
      <text:list xml:id="list33342332" text:continue-list="list3934980935915202951" text:style-name="L18">
        <text:list-item>
          <text:list>
            <text:list-header>
              <text:p text:style-name="P185">2 miles at 10:46/mile Ave HR= 121 bpm and rest a few minutes</text:p>
            </text:list-header>
          </text:list>
        </text:list-item>
      </text:list>
      <text:list xml:id="list33328010" text:continue-list="list33342648"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3347135"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609667726662559614"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74769657679224867"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856175621589600775"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7522453565534638829"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96445666493914745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072499084606077802"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3324497"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31689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337829605669769852"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4061043387914977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028648521545112679"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851715017997723926"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90478899633401326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391890243577804515" text:style-name="L32">
        <text:list-item>
          <text:list>
            <text:list-header>
              <text:p text:style-name="P196">0.25 miles in 2:54</text:p>
              <text:p text:style-name="P196">1 mile in 9:21 going faster as I ran and ending at around 8:30 pace</text:p>
            </text:list-header>
          </text:list>
        </text:list-item>
      </text:list>
      <text:list xml:id="list7862941736177145490"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00425316064151903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185715611753714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229079945428050084"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10"><text:span text:style-name="T3">I ran faster and faster as I ran. Initial pace 9:57 and final pace 8:27</text:span></text:p>
      <text:p text:style-name="P10">Warm down: <text:span text:style-name="T3">½ mile in about 5:30</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650820731078864811"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oft-page-break/><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7T13:07:44.54</dc:date>
    <dc:creator>James Lombardi</dc:creator>
    <meta:editing-duration>P27DT6H28M9S</meta:editing-duration>
    <meta:editing-cycles>2024</meta:editing-cycles>
    <meta:generator>OpenOffice/4.1.2$Win32 OpenOffice.org_project/412m3$Build-9782</meta:generator>
    <meta:document-statistic meta:table-count="0" meta:image-count="9" meta:object-count="0" meta:page-count="201" meta:paragraph-count="5828" meta:word-count="63091" meta:character-count="323359"/>
  </office:meta>
</office:document-meta>
</file>